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99c" officeooo:paragraph-rsid="001e69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m son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4:53:24.833389005</meta:creation-date>
    <dc:date>2019-02-04T14:54:18.566670629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4.2.8.2$Linux_x86 LibreOffice_project/420m0$Build-2</meta:generator>
  </office:meta>
</office:document-meta>
</file>